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884a" officeooo:paragraph-rsid="001e884a"/>
    </style:style>
    <style:style style:name="P2" style:family="paragraph" style:parent-style-name="Standard">
      <style:text-properties officeooo:rsid="001e884a" officeooo:paragraph-rsid="002455a1"/>
    </style:style>
    <style:style style:name="P3" style:family="paragraph" style:parent-style-name="Standard">
      <style:text-properties officeooo:rsid="001e884a" officeooo:paragraph-rsid="0024cff3"/>
    </style:style>
    <style:style style:name="P4" style:family="paragraph" style:parent-style-name="Standard">
      <style:text-properties officeooo:rsid="001e884a" officeooo:paragraph-rsid="0025eef5"/>
    </style:style>
    <style:style style:name="P5" style:family="paragraph" style:parent-style-name="Standard">
      <style:text-properties officeooo:rsid="001e884a" officeooo:paragraph-rsid="0026fc10"/>
    </style:style>
    <style:style style:name="P6" style:family="paragraph" style:parent-style-name="Standard">
      <style:text-properties officeooo:rsid="001e884a" officeooo:paragraph-rsid="00278579"/>
    </style:style>
    <style:style style:name="P7" style:family="paragraph" style:parent-style-name="Standard">
      <style:text-properties style:text-underline-style="solid" style:text-underline-width="auto" style:text-underline-color="font-color" officeooo:rsid="001e884a" officeooo:paragraph-rsid="001e884a"/>
    </style:style>
    <style:style style:name="P8" style:family="paragraph" style:parent-style-name="Standard">
      <style:text-properties style:text-underline-style="solid" style:text-underline-width="auto" style:text-underline-color="font-color" officeooo:rsid="001e884a" officeooo:paragraph-rsid="002181e1"/>
    </style:style>
    <style:style style:name="P9" style:family="paragraph" style:parent-style-name="Standard">
      <style:text-properties style:text-underline-style="none" officeooo:rsid="001e884a" officeooo:paragraph-rsid="001e884a"/>
    </style:style>
    <style:style style:name="P10" style:family="paragraph" style:parent-style-name="Standard">
      <style:text-properties officeooo:rsid="00207c31" officeooo:paragraph-rsid="00207c31"/>
    </style:style>
    <style:style style:name="P11" style:family="paragraph" style:parent-style-name="Standard">
      <style:text-properties officeooo:rsid="002181e1" officeooo:paragraph-rsid="002181e1"/>
    </style:style>
    <style:style style:name="P12" style:family="paragraph" style:parent-style-name="Standard">
      <style:text-properties officeooo:rsid="0022661f" officeooo:paragraph-rsid="0022661f"/>
    </style:style>
    <style:style style:name="P13" style:family="paragraph" style:parent-style-name="Standard">
      <style:text-properties officeooo:paragraph-rsid="0022661f"/>
    </style:style>
    <style:style style:name="P14" style:family="paragraph" style:parent-style-name="Standard">
      <style:text-properties officeooo:rsid="002455a1" officeooo:paragraph-rsid="002455a1"/>
    </style:style>
    <style:style style:name="P15" style:family="paragraph" style:parent-style-name="Standard">
      <style:text-properties officeooo:paragraph-rsid="002455a1"/>
    </style:style>
    <style:style style:name="P16" style:family="paragraph" style:parent-style-name="Standard">
      <style:text-properties officeooo:rsid="0024cff3" officeooo:paragraph-rsid="0024cff3"/>
    </style:style>
    <style:style style:name="P17" style:family="paragraph" style:parent-style-name="Standard">
      <style:text-properties officeooo:rsid="0024cff3" officeooo:paragraph-rsid="0025eef5"/>
    </style:style>
    <style:style style:name="P18" style:family="paragraph" style:parent-style-name="Standard">
      <style:text-properties officeooo:rsid="0026fc10" officeooo:paragraph-rsid="0026fc10"/>
    </style:style>
    <style:style style:name="P19" style:family="paragraph" style:parent-style-name="Standard">
      <style:text-properties officeooo:paragraph-rsid="0028fb84"/>
    </style:style>
    <style:style style:name="P20" style:family="paragraph" style:parent-style-name="Standard">
      <style:text-properties officeooo:rsid="0028fb84" officeooo:paragraph-rsid="0028fb84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181e1"/>
    </style:style>
    <style:style style:name="T3" style:family="text">
      <style:text-properties style:text-underline-style="none" officeooo:rsid="0022661f"/>
    </style:style>
    <style:style style:name="T4" style:family="text">
      <style:text-properties style:text-underline-style="none" officeooo:rsid="002455a1"/>
    </style:style>
    <style:style style:name="T5" style:family="text">
      <style:text-properties style:text-underline-style="none" officeooo:rsid="002c08a2"/>
    </style:style>
    <style:style style:name="T6" style:family="text">
      <style:text-properties officeooo:rsid="00207c31"/>
    </style:style>
    <style:style style:name="T7" style:family="text">
      <style:text-properties officeooo:rsid="002181e1"/>
    </style:style>
    <style:style style:name="T8" style:family="text">
      <style:text-properties officeooo:rsid="0022661f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22661f" style:font-size-asian="10pt" style:font-size-complex="10pt"/>
    </style:style>
    <style:style style:name="T11" style:family="text">
      <style:text-properties fo:font-size="10pt" officeooo:rsid="0026fc10" style:font-size-asian="10pt" style:font-size-complex="10pt"/>
    </style:style>
    <style:style style:name="T12" style:family="text">
      <style:text-properties fo:font-size="10pt" officeooo:rsid="00278579" style:font-size-asian="10pt" style:font-size-complex="10pt"/>
    </style:style>
    <style:style style:name="T13" style:family="text">
      <style:text-properties fo:font-size="10pt" officeooo:rsid="0024cff3" style:font-size-asian="10pt" style:font-size-complex="10pt"/>
    </style:style>
    <style:style style:name="T14" style:family="text">
      <style:text-properties fo:font-size="10pt" officeooo:rsid="0022661f" style:font-size-asian="8.75pt" style:font-size-complex="10pt"/>
    </style:style>
    <style:style style:name="T15" style:family="text">
      <style:text-properties fo:font-size="10pt" officeooo:rsid="0026fc10" style:font-size-asian="8.75pt" style:font-size-complex="10pt"/>
    </style:style>
    <style:style style:name="T16" style:family="text">
      <style:text-properties fo:font-size="10pt" officeooo:rsid="00278579" style:font-size-asian="8.75pt" style:font-size-complex="10pt"/>
    </style:style>
    <style:style style:name="T17" style:family="text">
      <style:text-properties fo:font-size="12pt" style:font-size-asian="10.5pt" style:font-size-complex="12pt"/>
    </style:style>
    <style:style style:name="T18" style:family="text">
      <style:text-properties fo:font-size="12pt" officeooo:rsid="0022661f" style:font-size-asian="10.5pt" style:font-size-complex="12pt"/>
    </style:style>
    <style:style style:name="T19" style:family="text">
      <style:text-properties fo:font-size="12pt" officeooo:rsid="0023b7c5" style:font-size-asian="10.5pt" style:font-size-complex="12pt"/>
    </style:style>
    <style:style style:name="T20" style:family="text">
      <style:text-properties fo:font-size="12pt" officeooo:rsid="002455a1" style:font-size-asian="10.5pt" style:font-size-complex="12pt"/>
    </style:style>
    <style:style style:name="T21" style:family="text">
      <style:text-properties fo:font-size="12pt" officeooo:rsid="0026fc10" style:font-size-asian="10.5pt" style:font-size-complex="12pt"/>
    </style:style>
    <style:style style:name="T22" style:family="text">
      <style:text-properties fo:font-size="12pt" officeooo:rsid="00278579" style:font-size-asian="10.5pt" style:font-size-complex="12pt"/>
    </style:style>
    <style:style style:name="T23" style:family="text">
      <style:text-properties fo:font-size="12pt" officeooo:rsid="0028fb84" style:font-size-asian="10.5pt" style:font-size-complex="12pt"/>
    </style:style>
    <style:style style:name="T24" style:family="text">
      <style:text-properties fo:font-size="12pt" officeooo:rsid="00299157" style:font-size-asian="10.5pt" style:font-size-complex="12pt"/>
    </style:style>
    <style:style style:name="T25" style:family="text">
      <style:text-properties fo:font-size="12pt" officeooo:rsid="002aa540" style:font-size-asian="10.5pt" style:font-size-complex="12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1e884a" style:font-size-asian="12pt" style:font-size-complex="12pt"/>
    </style:style>
    <style:style style:name="T28" style:family="text">
      <style:text-properties fo:font-size="12pt" officeooo:rsid="0025eef5" style:font-size-asian="12pt" style:font-size-complex="12pt"/>
    </style:style>
    <style:style style:name="T29" style:family="text">
      <style:text-properties fo:font-size="12pt" officeooo:rsid="0026fc10" style:font-size-asian="12pt" style:font-size-complex="12pt"/>
    </style:style>
    <style:style style:name="T30" style:family="text">
      <style:text-properties fo:font-size="12pt" officeooo:rsid="0024cff3" style:font-size-asian="12pt" style:font-size-complex="12pt"/>
    </style:style>
    <style:style style:name="T31" style:family="text">
      <style:text-properties fo:font-size="12pt" officeooo:rsid="00278579" style:font-size-asian="12pt" style:font-size-complex="12pt"/>
    </style:style>
    <style:style style:name="T32" style:family="text">
      <style:text-properties fo:font-size="12pt" officeooo:rsid="0028fb84" style:font-size-asian="12pt" style:font-size-complex="12pt"/>
    </style:style>
    <style:style style:name="T33" style:family="text">
      <style:text-properties officeooo:rsid="002455a1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officeooo:rsid="002455a1" style:font-size-asian="11pt" style:font-size-complex="11pt"/>
    </style:style>
    <style:style style:name="T36" style:family="text">
      <style:text-properties fo:font-size="11pt" officeooo:rsid="00299157" style:font-size-asian="11pt" style:font-size-complex="11pt"/>
    </style:style>
    <style:style style:name="T37" style:family="text">
      <style:text-properties officeooo:rsid="0024cff3"/>
    </style:style>
    <style:style style:name="T38" style:family="text">
      <style:text-properties officeooo:rsid="0025eef5"/>
    </style:style>
    <style:style style:name="T39" style:family="text">
      <style:text-properties officeooo:rsid="0026fc10"/>
    </style:style>
    <style:style style:name="T40" style:family="text">
      <style:text-properties officeooo:rsid="0027af08"/>
    </style:style>
    <style:style style:name="T41" style:family="text">
      <style:text-properties officeooo:rsid="002c08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ndyll Bearer: rlb97</text:p>
      <text:p text:style-name="P1">Homework 2</text:p>
      <text:p text:style-name="P1"/>
      <text:p text:style-name="P1">1. Identify PK, UN, FK, Specific Referential Integrity Constraint, NOT NULL</text:p>
      <text:p text:style-name="P1"/>
      <text:p text:style-name="P1">ASSUMPTIONS: </text:p>
      <text:p text:style-name="P10">2. Pharmacy_License_ID – are unique (Each pharmacy in a chain must have its own license)</text:p>
      <text:p text:style-name="P10">3. PHARMACEUTICAL_CO- No two companies can have same name/phone #</text:p>
      <text:p text:style-name="P10">4. PHARMACY- No two pharmacies can have the same Address/Phone</text:p>
      <text:p text:style-name="P10">5. Manufacturer_Registration is equivalent/synonymous/<text:span text:style-name="T40">intersectable</text:span> with PCM_Registration</text:p>
      <text:p text:style-name="P11">6. PRESCRIPTION(Patient) is equivalent/synonymous/<text:span text:style-name="T40">intersectable</text:span> with PATIENT(SSN)</text:p>
      <text:p text:style-name="P12">7. PRESCRIPTION- A patient cannot have a prescription for the same drug from two or more doctors</text:p>
      <text:p text:style-name="P11">7. SELL is a catalog of prices across all pharmacies and not a record of transactions.</text:p>
      <text:p text:style-name="P11"/>
      <text:p text:style-name="P7">PATIENT:</text:p>
      <text:p text:style-name="P1"><text:tab/>Primary Key: SSN</text:p>
      <text:p text:style-name="P1"><text:tab/>Unique Key: </text:p>
      <text:p text:style-name="P1"><text:tab/>Foreign Key: <text:span text:style-name="T33">(</text:span>PCP_Lic_No, <text:span text:style-name="T33">PCP_Lic_State)</text:span> →<text:span text:style-name="T6"> DOCTOR(Doctor_Lic_No, Doctor_Lic_State)</text:span></text:p>
      <text:p text:style-name="P1"><text:tab/>NOT NULL: DateofBirth</text:p>
      <text:p text:style-name="P7">DOCTOR:</text:p>
      <text:p text:style-name="P7"><text:span text:style-name="T1"><text:tab/>Primary Key: Doctor_Lic_No </text:span><text:span text:style-name="T4">+ Doctor_Lic_State (Composite)</text:span></text:p>
      <text:p text:style-name="P7"><text:span text:style-name="T1"><text:tab/>Unique Key: </text:span></text:p>
      <text:p text:style-name="P7"><text:span text:style-name="T1"><text:tab/>Foreign Key: </text:span></text:p>
      <text:p text:style-name="P7"><text:span text:style-name="T1"><text:tab/>NOT NULL: </text:span></text:p>
      <text:p text:style-name="P7">PHARMACEUTICAL_CO:</text:p>
      <text:p text:style-name="P1"><text:tab/>Primary Key: <text:span text:style-name="T6">PCM_Registration</text:span></text:p>
      <text:p text:style-name="P1"><text:tab/>Unique Key: <text:span text:style-name="T6">Name, Phone</text:span></text:p>
      <text:p text:style-name="P1"><text:tab/>Foreign Key: </text:p>
      <text:p text:style-name="P1"><text:tab/>NOT NULL: <text:span text:style-name="T41">Name</text:span></text:p>
      <text:p text:style-name="P7">PHARMACY:</text:p>
      <text:p text:style-name="P9"><text:tab/>Primary Key: <text:span text:style-name="T38">Name</text:span></text:p>
      <text:p text:style-name="P9"><text:tab/>Unique Key: <text:span text:style-name="T38">Pharmacy_License_ID, Address, Phone</text:span></text:p>
      <text:p text:style-name="P9"><text:tab/>Foreign Key:</text:p>
      <text:p text:style-name="P9"><text:tab/>NOT NULL: <text:span text:style-name="T38">Pharmacy_License_ID</text:span></text:p>
      <text:p text:style-name="P7">DRUG:</text:p>
      <text:p text:style-name="P9"><text:tab/>Primary Key: <text:span text:style-name="T6">Name</text:span></text:p>
      <text:p text:style-name="P9"><text:tab/>Unique Key:</text:p>
      <text:p text:style-name="P9"><text:tab/>Foreign Key: <text:span text:style-name="T6">Manufacturer_Registration → PHARMACEUTICAL_CO(PCM_Registration)</text:span></text:p>
      <text:p text:style-name="P9"><text:tab/>NOT NULL: <text:span text:style-name="T6">Formula</text:span></text:p>
      <text:p text:style-name="P7">PRESCRIPTION: <text:span text:style-name="T41">(Probably need to know all the attributes / not null)</text:span></text:p>
      <text:p text:style-name="P7"><text:span text:style-name="T1"><text:tab/>Primary Key:</text:span><text:span text:style-name="T2"> Patient + Drug (Composite)</text:span></text:p>
      <text:p text:style-name="P8"><text:span text:style-name="T1"><text:tab/>Unique Key:</text:span></text:p>
      <text:p text:style-name="P8"><text:span text:style-name="T1"><text:tab/></text:span><text:span text:style-name="T2">Foreign Key: Patient → PATIENT(SSN)</text:span></text:p>
      <text:p text:style-name="P8"><text:span text:style-name="T2"><text:tab/><text:tab/> <text:s text:c="9"/>Drug → DRUG(Name)</text:span></text:p>
      <text:p text:style-name="P8"><text:span text:style-name="T2"><text:tab/><text:tab/>(Doctor_Lic_No, Doctor_Lic_State) →DOCTOR(Doctor_Lic_No, Doctor_Lic_State)</text:span></text:p>
      <text:p text:style-name="P7"><text:span text:style-name="T1"><text:tab/>NOT NULL: </text:span><text:span text:style-name="T5">Quantity, Date</text:span></text:p>
      <text:p text:style-name="P7">SELL:</text:p>
      <text:p text:style-name="P9"><text:tab/>Primary Key: <text:span text:style-name="T7">Store + Drug</text:span></text:p>
      <text:p text:style-name="P9"><text:tab/>Unique Key: </text:p>
      <text:p text:style-name="P9"><text:soft-page-break/><text:tab/>Foreign Key: <text:span text:style-name="T7">Store → PHARMACY(Name)</text:span></text:p>
      <text:p text:style-name="P9"><text:tab/><text:tab/> <text:s/><text:tab/><text:span text:style-name="T7">Drug → DRUG(Name)</text:span></text:p>
      <text:p text:style-name="P9"><text:tab/>NOT NULL:</text:p>
      <text:p text:style-name="P7">CONTRACT:</text:p>
      <text:p text:style-name="P7"><text:span text:style-name="T1"><text:tab/>Primary Key: </text:span><text:span text:style-name="T3">Store, Manufacturer_Registration, StartDate, EndDate</text:span></text:p>
      <text:p text:style-name="P7"><text:span text:style-name="T1"><text:tab/>Unique Key:</text:span></text:p>
      <text:p text:style-name="P7"><text:span text:style-name="T1"><text:tab/>Foreign Key: </text:span><text:span text:style-name="T3">Store → PHARMACY(Name)</text:span></text:p>
      <text:p text:style-name="P7"><text:span text:style-name="T3"><text:tab/><text:tab/> <text:s text:c="9"/>Manufacturer_Registration → PHARMACEUTICAL_CO(PCM_Registration)</text:span></text:p>
      <text:p text:style-name="P7"><text:span text:style-name="T1"><text:tab/>NOT NULL:</text:span></text:p>
      <text:p text:style-name="P1"><text:tab/><text:tab/><text:tab/></text:p>
      <text:p text:style-name="P19"><text:span text:style-name="T8">2. Arity and Cardinality</text:span></text:p>
      <text:p text:style-name="P19"/>
      <text:p text:style-name="P19"><text:span text:style-name="T8">A: </text:span>π <text:span text:style-name="T10">SSN</text:span><text:span text:style-name="T8">(PATIENT)</text:span></text:p>
      <text:p text:style-name="P13"><text:tab/><text:tab/><text:span text:style-name="T8">Arity: 1</text:span></text:p>
      <text:p text:style-name="P13"><text:tab/><text:tab/><text:span text:style-name="T8">Cardinality: 8</text:span></text:p>
      <text:p text:style-name="P13"><text:tab/></text:p>
      <text:p text:style-name="P13"><text:span text:style-name="T8">B: </text:span>π <text:span text:style-name="T14">Patient</text:span><text:span text:style-name="T18">(PRESCRIPTION)</text:span></text:p>
      <text:p text:style-name="P13"><text:span text:style-name="T18"><text:tab/><text:tab/>Arity: 1</text:span></text:p>
      <text:p text:style-name="P13"><text:span text:style-name="T18"><text:tab/><text:tab/>Cardinality: 25</text:span></text:p>
      <text:p text:style-name="P13"><text:span text:style-name="T18"><text:tab/></text:span></text:p>
      <text:p text:style-name="P13"><text:span text:style-name="T18">C: PATIENT * PRESCRIPTION </text:span></text:p>
      <text:p text:style-name="P20"><text:span text:style-name="T20">A</text:span><text:span text:style-name="T17">SSUMING that PATIENT.SSN intersects with PRESCRIPTION.Patient </text:span><text:span text:style-name="T24">and has referential integrity (PRESCRIPTION.Patient must exist in PATIENT.SSN)</text:span></text:p>
      <text:p text:style-name="P13"><text:span text:style-name="T18"><text:tab/><text:tab/></text:span><text:span text:style-name="T19">Arity: </text:span><text:span text:style-name="T20">1</text:span><text:span text:style-name="T23">3</text:span></text:p>
      <text:p text:style-name="P13"><text:span text:style-name="T19"><text:tab/><text:tab/>Cardinality: </text:span><text:span text:style-name="T25">25</text:span></text:p>
      <text:p text:style-name="P13"><text:span text:style-name="T20"/></text:p>
      <text:p text:style-name="P14"><text:span text:style-name="T17">D: DOCTOR * PRESCRIPTIO</text:span><text:span text:style-name="T25">N</text:span></text:p>
      <text:p text:style-name="P14"><text:span text:style-name="T17"><text:tab/><text:tab/></text:span><text:span text:style-name="T23">Arity: 11</text:span></text:p>
      <text:p text:style-name="P14"><text:span text:style-name="T23"><text:tab/><text:tab/>Cardinality: </text:span><text:span text:style-name="T25">25</text:span></text:p>
      <text:p text:style-name="P14"><text:span text:style-name="T17"/></text:p>
      <text:p text:style-name="P15"><text:span text:style-name="T20">E: </text:span><text:span text:style-name="T35">(</text:span><text:span text:style-name="T34">σ</text:span><text:span text:style-name="T9">Quantity</text:span><text:span text:style-name="T34">&gt;5(PRESCRIPTION)) </text:span><text:span text:style-name="T35">EQUI-JOIN P</text:span><text:span text:style-name="T34">RESCRIPTION.</text:span><text:span text:style-name="T9">Patient</text:span><text:span text:style-name="T34">=P</text:span><text:span text:style-name="T35">A</text:span><text:span text:style-name="T34">T</text:span><text:span text:style-name="T35">I</text:span><text:span text:style-name="T34">ENT.</text:span><text:span text:style-name="T9">SSN</text:span><text:span text:style-name="T34">(PATIENT)</text:span></text:p>
      <text:p text:style-name="P2"><text:span text:style-name="T33"><text:tab/><text:tab/>Arity: 14</text:span></text:p>
      <text:p text:style-name="P1"><text:tab/><text:tab/><text:span text:style-name="T33">Cardinality: Min: 0<text:tab/><text:tab/><text:tab/>Max: 25</text:span></text:p>
      <text:p text:style-name="P1"/>
      <text:p text:style-name="P16">3. Write the relational algebra expression in SEQUENCE</text:p>
      <text:p text:style-name="P16"/>
      <text:p text:style-name="P16">A. “Find all the drug stores that sell “Aspirin” for less than $2.75”</text:p>
      <text:p text:style-name="P16"><text:tab/>LOW_PRICE ← <text:span text:style-name="T27">σ</text:span><text:span text:style-name="T26">Price &lt; $2.75(SELL)</text:span></text:p>
      <text:p text:style-name="P3"><text:tab/><text:span text:style-name="T37">RSLT ← <text:s/>πStore(LOW_PRICE)</text:span></text:p>
      <text:p text:style-name="P3"/>
      <text:p text:style-name="P3"><text:span text:style-name="T40">B. “Find the names of all generic drugs whose formula was discovered by company “Bayer””</text:span></text:p>
      <text:p text:style-name="P3"><text:tab/><text:span text:style-name="T39">DRUG_COMPANY ← DRUG EQUI-JOIN</text:span><text:span text:style-name="T15">DRUG.Manufacturer_Registration = PHARMACEUTICAL_CO.PCM_Registration</text:span><text:span text:style-name="T39"> PHARMACEUTICAL_CO</text:span></text:p>
      <text:p text:style-name="P5"><text:tab/><text:span text:style-name="T39">BAYER_DRUG ← </text:span><text:span text:style-name="T26">σ</text:span><text:span text:style-name="T11">PHARMACEUTICAL_CO.Name = “Bayer”</text:span><text:span text:style-name="T29">(DRUG_COMPANY)</text:span></text:p>
      <text:p text:style-name="P18"><text:span text:style-name="T26"><text:tab/>RSLT ← </text:span><text:span text:style-name="T30">π</text:span><text:span text:style-name="T12">DRUG.Name</text:span><text:span text:style-name="T22">(BAYER_DRUG)</text:span></text:p>
      <text:p text:style-name="P3"/>
      <text:p text:style-name="P16">4. Write the relational algebra expression in NESTING</text:p>
      <text:p text:style-name="P16"/>
      <text:p text:style-name="P17">A. “<text:span text:style-name="T38">List all the pharmacies with active contracts in 2016”</text:span></text:p>
      <text:p text:style-name="P17"><text:soft-page-break/><text:tab/>πStore(<text:span text:style-name="T27">σ</text:span><text:span text:style-name="T26">EndDate&gt;2016(CONTRACT))</text:span></text:p>
      <text:p text:style-name="P16"><text:span text:style-name="T26"><text:tab/></text:span></text:p>
      <text:p text:style-name="P16"><text:span text:style-name="T26">B. “</text:span><text:span text:style-name="T28">Retrieve the names of all drugs that has been prescribed to a patient with first name “Michael” whose PCP has the same first name”</text:span></text:p>
      <text:p text:style-name="P16"><text:span text:style-name="T28"><text:tab/>- </text:span><text:span text:style-name="T31">Assuming that DOCTOR * PATIENT * PRESCRIPTION will </text:span><text:span text:style-name="T32">intersect</text:span><text:span text:style-name="T31"> lic_no and lic_state</text:span></text:p>
      <text:p text:style-name="P16"><text:span text:style-name="T28"/></text:p>
      <text:p text:style-name="P6"><text:span text:style-name="T37"><text:tab/>π</text:span><text:span text:style-name="T13">PRESCRIPTION.Drug</text:span><text:span text:style-name="T37">(</text:span><text:span text:style-name="T26">σ</text:span><text:span text:style-name="T16">DOCTOR.FirstName = “Michael” ^ PATIENT.FirstName = “Michael”</text:span><text:span text:style-name="T37">(DOCTOR</text:span><text:span text:style-name="T21"> * </text:span><text:span text:style-name="T22">PATIENT * PRESCRIPTION))</text:span></text:p>
      <text:p text:style-name="P4"><text:tab/><text:span text:style-name="T3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57:35.695000000</meta:creation-date>
    <meta:generator>LibreOffice/5.0.4.2$Windows_x86 LibreOffice_project/2b9802c1994aa0b7dc6079e128979269cf95bc78</meta:generator>
    <dc:date>2017-01-25T19:43:36.880000000</dc:date>
    <meta:editing-duration>PT15M56S</meta:editing-duration>
    <meta:editing-cycles>3</meta:editing-cycles>
    <meta:document-statistic meta:table-count="0" meta:image-count="0" meta:object-count="0" meta:page-count="3" meta:paragraph-count="91" meta:word-count="425" meta:character-count="3337" meta:non-whitespace-character-count="2887"/>
  </office:meta>
</office:document-meta>
</file>